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ans-serif, googl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666666" fo:letter-spacing="normal" officeooo:paragraph-rsid="00029fe6"/>
    </style:style>
    <style:style style:name="T1" style:family="text">
      <style:text-properties style:font-name="Noto Sans" fo:font-size="12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line-break/>Die digitale Transformation verändert alles. Neue digitale Spieler haben altverdiente Branchen und Unternehmen weggefegt. Neue digitale Technologien wie Machine Learning und Künstliche Intelligenz bedrohen jetzt ehemals sichere Arbeitsplätze in Büros und Managementetagen und werden in absehbarer Zeit unsere gesamte Lebenswirklichkeit dominieren. Alles, was vorstellbar ist, wird auch Realität werden, so lautet eines der ungeschriebenen Gesetze der digitalen Transformation. Auf die Radikalität unserer Zeit gibt es nur zwei Antworten: Den Kopf in den Sand zu stecken und mit der schweigenden Mehrheit hoffen, dass alles nicht so schlimm wird. Oder: Sich selber in das Abenteuer der neuen Möglichkeiten werfen und spielerisch zum Gestalter und Profiteur (nicht nur im materiellen Sinne) der Umwälzung zu werden. Bist Du bereit für die radikale Metamorphose im Denken, Lernen und Handeln, um auf der Gewinnerseite der neuen Ära zu stehen? Dieses Seminar versteht sich als Initiation in die schöne neue terra digitalis und gleichzeitig als Gelegenheit und Katalysator für tiefgreifenden persönlichen Wandel, dessen Auswirkungen in Beruf und Alltag zu spüren sein werde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ans-serif, googl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8:18:40.765186619</meta:creation-date>
    <dc:date>2019-04-08T18:19:46.604328042</dc:date>
    <meta:editing-duration>PT1M12S</meta:editing-duration>
    <meta:editing-cycles>1</meta:editing-cycles>
    <meta:document-statistic meta:table-count="0" meta:image-count="0" meta:object-count="0" meta:page-count="1" meta:paragraph-count="1" meta:word-count="165" meta:character-count="1171" meta:non-whitespace-character-count="1006"/>
    <meta:generator>LibreOffice/6.0.6.2$Linux_X86_64 LibreOffice_project/00m0$Build-2</meta:generator>
  </office:meta>
</office:document-meta>
</file>